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Tahoma1" svg:font-family="Tahoma"/>
    <style:font-face style:name="Times" svg:font-family="Times"/>
    <style:font-face style:name="Times New Roman" svg:font-family="'Times New Roman'" style:font-family-generic="roman"/>
    <style:font-face style:name="Bitstream Vera Sans Mono1" svg:font-family="'Bitstream Vera Sans Mono'" style:font-family-generic="swiss"/>
    <style:font-face style:name="Bitstream Vera Sans Mono" svg:font-family="'Bitstream Vera Sans Mono'" style:font-family-generic="swiss" style:font-pitch="fixed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0.741cm"/>
        </style:tab-stops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.741cm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0.741cm"/>
        </style:tab-stops>
      </style:paragraph-properties>
    </style:style>
    <style:style style:name="P5" style:family="paragraph" style:parent-style-name="Standard" style:list-style-name="L1">
      <style:paragraph-properties fo:margin-top="0.199cm" fo:margin-bottom="0cm" fo:line-height="0.45cm" fo:text-align="justify" style:justify-single-word="false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1"/>
    </style:style>
    <style:style style:name="T3" style:family="text">
      <style:text-properties fo:color="#000000" style:font-name="Bitstream Vera Sans Mono1" fo:font-size="10pt" style:font-name-asian="Bitstream Vera Sans Mono1" style:font-size-asian="10pt" style:font-name-complex="Bitstream Vera Sans Mono1" style:font-size-complex="10pt"/>
    </style:style>
    <style:style style:name="T4" style:family="text">
      <style:text-properties fo:color="#000000" style:font-name="Bitstream Vera Sans1" fo:font-size="10pt" style:font-name-asian="Bitstream Vera Sans Mono1" style:font-size-asian="10pt" style:font-name-complex="Bitstream Vera Sans Mono1" style:font-size-complex="10pt"/>
    </style:style>
    <style:style style:name="T5" style:family="text">
      <style:text-properties fo:color="#000000" style:font-name="Bitstream Vera Sans Mono" fo:font-size="10pt" style:font-name-asian="Bitstream Vera Sans Mono1" style:font-size-asian="10pt" style:font-name-complex="Bitstream Vera Sans Mono1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elte di progettazione e design</text:h>
      <text:p text:style-name="P1">Il progetto, nella sua concezione iniziale, era nato con l'ipotesi di utilizzare tre principali pattern design previsti dal programma del corso, nello specifico il pattern Factory, il Composite e il Decorator.</text:p>
      <text:p text:style-name="P1">Ovviamente, favoriti anche dalla complessità stessa con cui abbiamo cercato di trattare il tema trattato nel progetto e da un notevole appassionamento dei suoi sviluppatori durante il lavoro, questo limite iniziale è stato ampiamente superato fino ad arrivare a comprendere numerosi pattern design e altri aspetti della programmazione Java visti a lezione (e non). Nello specifico il progetto utilizza:</text:p>
      <text:list xml:id="list695723058" text:style-name="L1">
        <text:list-item>
          <text:p text:style-name="P5">Pattern design:</text:p>
          <text:list>
            <text:list-item>
              <text:p text:style-name="P5">Factory</text:p>
            </text:list-item>
            <text:list-item>
              <text:p text:style-name="P5">Composite</text:p>
            </text:list-item>
            <text:list-item>
              <text:p text:style-name="P5">Decorator</text:p>
            </text:list-item>
            <text:list-item>
              <text:p text:style-name="P5">Singleton</text:p>
            </text:list-item>
            <text:list-item>
              <text:p text:style-name="P5">Observer</text:p>
            </text:list-item>
          </text:list>
        </text:list-item>
        <text:list-item>
          <text:p text:style-name="P5">Generics</text:p>
        </text:list-item>
      </text:list>
      <text:p text:style-name="P2"><text:line-break/>Dopo un primo abbozzo delle classi per la gestione delle Item “generiche”, le prime classi ad essere state progettate sono state le classi dei media e dei player.</text:p>
      <text:p text:style-name="P2">Prendendo spunto anche da esempi visti a lezione e nei compiti passati abbiamo astratto due classi comuni: la classe Media e la classe ConcretePlayer, che definivano i comportamenti comuni alle sottoclassi e lasciavano a quest'ultime solo il compito di istanziare il tipo di oggetto; il tutto attraverso l'utilizzo di un metodo abstract che veniva poi implementato dalle “foglie” (factory).</text:p>
      <text:p text:style-name="P2">In aggiunta a queste costruzioni si è deciso dei rendere possibile (anche se in fase di test viene tralasciato questo dettaglio) che il player di un determinato tipo possa accettare un media dello stesso tipo e leggerlo. (Si veda il codice relativo alle classi per maggiori informazioni sulla modalità di implementazione).</text:p>
      <text:p text:style-name="P2">Riguardo l'utilizzo del pattern Factory, questo è stato largamente utilizzato in quasi tutto il progetto perchè assunto come “buona regola di progettazione” per creare codice estendibile, riutilizzabile e semplice da comprendere. Per questo motivo è facile trovare la struttura del factory anche nel decorator, oppure nella gestione delle stampe, nella creazione di shop e così via; in questo modo siamo riusciti a rendere discretamente modulari tutti le parti del programma.</text:p>
      <text:p text:style-name="P2">Ritornando ai pattern, una volta definiti i media ed i player abbiamo pensato di inserire altri oggetti nel nostro negozio e di rendere possibile anche l'acquisto di insiemi di oggetti (pacchetti). Questo desiderio ci ha portati però al problema di voler visualizzare sia i pacchetti che gli oggetti singoli come singoli oggetti (che avessero quindi una loro descrizione, un loro prezzo e così via). In questo caso ci è venuto in soccorso il pattern composite con la sua struttura ricorsiva che abbiamo previsto in <text:span text:style-name="T1">Item</text:span> ed <text:s/>implementato in <text:span text:style-name="T1">ItemPackage</text:span>.</text:p>
      <text:p text:style-name="P2">Un'ulteriore caratteristica degna di nota della classe <text:span text:style-name="T1">ItemPackage</text:span> è il fatto di essere parametrica. Per quanto la cosa potrebbe apparire ridondante nell'utilizzo “normale” (e comporti dei cast e soppressione di warning, più che altro forzati dai limiti dei Generics in Java!) in realtà ciò permette di creare delle istanze di <text:span text:style-name="T1">ItemPackage</text:span> fortemente tipizzate; vale a dire: dato che i parametri accettati sono Item o sottoclassi di Item, sarà possibile creare un pacchetto contenente solo oggetti più specifici di Item (ma che saranno comunque Item), qualora si voglia.</text:p>
      <text:p text:style-name="P2"/>
      <text:p text:style-name="P2"><text:soft-page-break/>Questa parametrizzazione di <text:span text:style-name="T1">ItemPackage</text:span> ci ha inoltre facilitato il lavoro al momento di realizzare la classe Invoice, poiché creando un <text:span text:style-name="T1">ItemPackage</text:span> composto da <text:span text:style-name="T1">ShopItem</text:span> è risultato più semplice e “pulito” gestire gli oggetti contenuti nel pacchetto-fattura.</text:p>
      <text:p text:style-name="P2">Di pari passo alla creazione dei pacchetti abbiamo pensato ad un motivo valido che permettesse la loro creazione, trovandolo nel fatto che questi item potessero essere scontati.</text:p>
      <text:p text:style-name="P2">Così abbiamo creato la classe astratta <text:span text:style-name="T1">Discount</text:span> che estende <text:span text:style-name="T1">AbstractItem</text:span> e che ha al suo interno un oggetto <text:span text:style-name="T1">ItemPackage</text:span>. Il suo funzionamento consiste esclusivamente nel delegare i metodi sovrascritti al suo oggetto ad eccezione del metodo <text:span text:style-name="T1">getPrice()</text:span> che restituisce il prezzo dell'item inglobato, diminuito del valore dato dalla percentuale passatagli dalle classi che la estendono attraverso il metodo astratto <text:span text:style-name="T1">getDiscount()</text:span>.</text:p>
      <text:p text:style-name="P2">Il pattern Singleton è stato invece utilizzato nella classe “di gestione” <text:span text:style-name="T1">JShopper</text:span> per evitare che ve ne siano istanze multiple. Inizialmente avevamo implementato il Singleton anche nella classe <text:span text:style-name="T1">Shop</text:span>, ma poi abbiamo preferito dare la possibilità di gestire più <text:span text:style-name="T1">Shop</text:span>, dato che l'implementazione non comportava troppe difficoltà.</text:p>
      <text:p text:style-name="P2">Infine l'ultimo pattern scelto nell'implementazione del nostro programma è stato l'Observer, e che viene applicato nella fattura che nel negozio, ma abbiamo utilizzato tecniche diverse. </text:p>
      <text:p text:style-name="P4">In <text:span text:style-name="T1">Invoice</text:span> abbiamo infatti utilizzato il pattern Observer definito nella libreria standard di Java, cosa che ha richiesto che la classe <text:span text:style-name="T1">Invoice</text:span> diventasse una sotto-classe di <text:span text:style-name="T1">Observable</text:span><text:span text:style-name="T2"> (cosa che ci ha consentito di chiamare i metodi per notificare gli osservatori in fase di aggiunta e rimozione di </text:span><text:span text:style-name="T1">ShopItem</text:span><text:span text:style-name="T2">) e la definizione di una nuova classe </text:span><text:span text:style-name="T1">InvoiceObserver</text:span><text:span text:style-name="T2"> che implementa l'interfaccia </text:span><text:span text:style-name="T1">Observer</text:span><text:span text:style-name="T2">.</text:span></text:p>
      <text:p text:style-name="P4"><text:span text:style-name="T2">Ora, per raggiungere il nostro scopo, vale a dire dare la possibilità di stampare la fattura in vari formati sarebbe stato possibile anche solo definire delle classi (una per ogni formato diverso) che implementano l'interfaccia </text:span><text:span text:style-name="T1">Observer</text:span><text:span text:style-name="T2"> e quindi eseguire la stampa dal metodo </text:span><text:span text:style-name="T1">update()</text:span><text:span text:style-name="T2">, tuttavia abbiamo preferito seguire un'altra via che ci consentisse di avere la possibilità della stampa di una fattura indipendentemente dal fatto che questa fosse stata modificata o meno, per far ciò abbiamo definito la classe astratta </text:span><text:span text:style-name="T3">InvoicePrinter</text:span><text:span text:style-name="T4"> (che a sua volta usa il Factory e che ha delle sue “concretizzazioni” in </text:span><text:span text:style-name="T3">InvoicePrinterHtml</text:span><text:span text:style-name="T4"> ed </text:span><text:span text:style-name="T3">InvoicePrinterStdout</text:span><text:span text:style-name="T4">) che ci ha consentito di definire dei “</text:span><text:span text:style-name="T5">printers</text:span><text:span text:style-name="T4">” per un </text:span><text:span text:style-name="T5">Invoice</text:span><text:span text:style-name="T4"> da chiamare all'invocazione del metodo </text:span><text:span text:style-name="T5">print()</text:span><text:span text:style-name="T4">, che quindi anche la classe </text:span><text:span text:style-name="T5">InvoiceObserver</text:span><text:span text:style-name="T4"> (l'unica osservatrice) chiama.<text:line-break/>Ovviamente ciascuna fattura, per notificare i propri observer e diventare “observable” a tutti gli effetti deve aggiungersi alla lista delle classi osservate quando inizializzata (o comunque dal momento in cui si voglia notificare gli osservatori) invocando il metodo ereditato </text:span><text:span text:style-name="T3">addObserver()</text:span><text:span text:style-name="T4">.</text:span></text:p>
      <text:p text:style-name="P2">Per l'observer applicato allo <text:span text:style-name="T1">Shop</text:span> invece abbiamo preferito, anche a scopo didattico, <text:s/>reimplementare un semplice Observer, tralasciando tuttavia il disaccoppiamento tra uno “stampatore” ed un “osservatore” (che in questo caso sono la medesima cosa); è stata quindi necessaria la definizione delle interfacce <text:span text:style-name="T1">ShopObservable</text:span> e <text:span text:style-name="T1">ShopObserver</text:span> che sono implementate rispettivamente da <text:span text:style-name="T1">Shopper</text:span> (e quindi da <text:span text:style-name="T1">Shop</text:span>) e da <text:span text:style-name="T1">ShopPrinterHtml</text:span> (a scopo d'esempio). A livello di implementazione, in <text:span text:style-name="T1">Shop</text:span> è stato inoltre necessario definire una lista di ShopObserver che deve essere popolata alla chiamata del metodo <text:span text:style-name="T5">addObserver()</text:span><text:span text:style-name="T4">, e che verrà scorsa (per chiamare il metodo </text:span><text:span text:style-name="T5">update()</text:span><text:span text:style-name="T4"> definito dagli osservatori) ad ogni notific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Helvetica" svg:font-family="Helvetica"/>
    <style:font-face style:name="OpenSymbol" svg:font-family="OpenSymbol"/>
    <style:font-face style:name="Tahoma1" svg:font-family="Tahoma"/>
    <style:font-face style:name="Times" svg:font-family="Times"/>
    <style:font-face style:name="Times New Roman" svg:font-family="'Times New Roman'" style:font-family-generic="roman"/>
    <style:font-face style:name="Bitstream Vera Sans Mono1" svg:font-family="'Bitstream Vera Sans Mono'" style:font-family-generic="swiss"/>
    <style:font-face style:name="Bitstream Vera Sans Mono" svg:font-family="'Bitstream Vera Sans Mono'" style:font-family-generic="swiss" style:font-pitch="fixed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fo:line-height="0.45cm" fo:text-align="justify" style:justify-single-word="false"/>
      <style:text-properties style:font-name="Bitstream Vera Sans" fo:font-size="10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Marco Trevisan</meta:initial-creator>
    <meta:creation-date>2009-07-08T16:39:47</meta:creation-date>
    <dc:creator>Marco Trevisan</dc:creator>
    <dc:date>2009-07-09T06:20:38</dc:date>
    <dc:language>it-IT</dc:language>
    <meta:editing-cycles>17</meta:editing-cycles>
    <meta:editing-duration>PT08H30M40S</meta:editing-duration>
    <meta:document-statistic meta:table-count="0" meta:image-count="0" meta:object-count="0" meta:page-count="2" meta:paragraph-count="24" meta:word-count="1024" meta:character-count="6805"/>
    <meta:user-defined meta:name="Info 1"/>
    <meta:user-defined meta:name="Info 2"/>
    <meta:user-defined meta:name="Info 3"/>
    <meta:user-defined meta:name="Info 4"/>
  </office:meta>
</office:document-meta>
</file>